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953in"/>
    </style:style>
    <style:style style:name="co3" style:family="table-column">
      <style:table-column-properties fo:break-before="auto" style:column-width="3.2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3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s a</text:p>
          </table:table-cell>
          <table:table-cell office:value-type="string" calcext:value-type="string">
            <text:p>I want</text:p>
          </table:table-cell>
          <table:table-cell office:value-type="string" calcext:value-type="string">
            <text:p>so that (reason)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P แบบสะสม ของตัวเอง จากงวด ถึง งวด ได้</text:p>
          </table:table-cell>
          <table:table-cell office:value-type="string" calcext:value-type="string">
            <text:p>เพื่อให้สามารถดูยอด FYP แบบงวดถึงงวด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P แบบสะสม ของตัวเอง จากเทอม ถึง เทอม ได้</text:p>
          </table:table-cell>
          <table:table-cell office:value-type="string" calcext:value-type="string">
            <text:p>เพื่อให้สามารถดูยอด FYP แบบเทอมถึงเทอม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P แบบสะสม ของตัวเอง จากปี ถึง ปี ได้</text:p>
          </table:table-cell>
          <table:table-cell office:value-type="string" calcext:value-type="string">
            <text:p>เพื่อให้สามารถดูยอด FYP แบบปีถึงปี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C แบบสะสม ของตัวเอง จากงวด ถึง งวด ได้</text:p>
          </table:table-cell>
          <table:table-cell office:value-type="string" calcext:value-type="string">
            <text:p>เพื่อให้สามารถดูยอด FYC แบบงวดถึงงวด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C แบบสะสม ของตัวเอง จากเทอม ถึง เทอม ได้</text:p>
          </table:table-cell>
          <table:table-cell office:value-type="string" calcext:value-type="string">
            <text:p>เพื่อให้สามารถดูยอด FYC แบบเทอมถึงเทอม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C แบบสะสม ของตัวเอง จากปี ถึง ปี ได้</text:p>
          </table:table-cell>
          <table:table-cell office:value-type="string" calcext:value-type="string">
            <text:p>เพื่อให้สามารถดูยอด FYC แบบปีถึงปี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%ความคงอยู่ แบบสะสม ของตัวเอง จากงวด ถึง งวด ได้</text:p>
          </table:table-cell>
          <table:table-cell office:value-type="string" calcext:value-type="string">
            <text:p><text:span text:style-name="T1">เพื่อให้สามารถดูยอด %ความคงอยู่</text:span> แบบงวดถึงงวด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<text:span text:style-name="T1">ดูข้อมูล %ความคงอยู่</text:span> แบบสะสม ของตัวเอง จากเทอม ถึง เทอม ได้</text:p>
          </table:table-cell>
          <table:table-cell office:value-type="string" calcext:value-type="string">
            <text:p><text:span text:style-name="T1">เพื่อให้สามารถดูยอด %ความคงอยู่</text:span> แบบเทอมถึงเทอม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<text:span text:style-name="T1">ดูข้อมูล %ความคงอยู่</text:span> แบบสะสม ของตัวเอง จากปี ถึง ปี ได้</text:p>
          </table:table-cell>
          <table:table-cell office:value-type="string" calcext:value-type="string">
            <text:p><text:span text:style-name="T1">เพื่อให้สามารถดูยอด %ความคงอยู่</text:span> แบบปีถึงปี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P แบบสะสม ของทีมตัวเอง จากงวด ถึง งวด ได้</text:p>
          </table:table-cell>
          <table:table-cell office:value-type="string" calcext:value-type="string">
            <text:p>เพื่อให้สามารถดูยอด FYP แบบงวดถึงงวด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P แบบสะสม ของทีมตัวเอง จากเทอม ถึง เทอม ได้</text:p>
          </table:table-cell>
          <table:table-cell office:value-type="string" calcext:value-type="string">
            <text:p>เพื่อให้สามารถดูยอด FYP แบบเทอมถึงเทอม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P แบบสะสม ของทีมตัวเอง จากปี ถึง ปี ได้</text:p>
          </table:table-cell>
          <table:table-cell office:value-type="string" calcext:value-type="string">
            <text:p>เพื่อให้สามารถดูยอด FYP แบบปีถึงปี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C แบบสะสม ของทีมตัวเอง จากงวด ถึง งวด ได้</text:p>
          </table:table-cell>
          <table:table-cell office:value-type="string" calcext:value-type="string">
            <text:p>เพื่อให้สามารถดูยอด FYC แบบงวดถึงงวด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C แบบสะสม ของทีมตัวเอง จากเทอม ถึง เทอม ได้</text:p>
          </table:table-cell>
          <table:table-cell office:value-type="string" calcext:value-type="string">
            <text:p>เพื่อให้สามารถดูยอด FYC แบบเทอมถึงเทอม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C แบบสะสม ของทีมตัวเอง จากปี ถึง ปี ได้</text:p>
          </table:table-cell>
          <table:table-cell office:value-type="string" calcext:value-type="string">
            <text:p>เพื่อให้สามารถดูยอด FYC แบบปีถึงปี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%ความคงอยู่ แบบสะสม ของทีมตัวเอง จากงวด ถึง งวด ได้</text:p>
          </table:table-cell>
          <table:table-cell office:value-type="string" calcext:value-type="string">
            <text:p><text:span text:style-name="T1">เพื่อให้สามารถดูยอด %ความคงอยู่</text:span> แบบงวดถึงงวด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<text:span text:style-name="T1">ดูข้อมูล %ความคงอยู่</text:span> แบบสะสม ของทีมตัวเอง จากเทอม ถึง เทอม ได้</text:p>
          </table:table-cell>
          <table:table-cell office:value-type="string" calcext:value-type="string">
            <text:p><text:span text:style-name="T1">เพื่อให้สามารถดูยอด %ความคงอยู่</text:span> แบบเทอมถึงเทอม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<text:span text:style-name="T1">ดูข้อมูล %ความคงอยู่</text:span> แบบสะสม ของทีมตัวเอง จากปี ถึง ปี ได้</text:p>
          </table:table-cell>
          <table:table-cell office:value-type="string" calcext:value-type="string">
            <text:p><text:span text:style-name="T1">เพื่อให้สามารถดูยอด %ความคงอยู่</text:span> แบบปีถึงปี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สามารถเลือกเงือนไข งวด, เทอม หรือปี ได้ที่ละ 1 เงื่อนไขเท่านั้น</text:p>
          </table:table-cell>
          <table:table-cell office:value-type="string" calcext:value-type="string">
            <text:p>เพื่อให้ไม่สับสนในการการค้นหา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สามารถแสดงจำนวน agent ในทีมได้</text:p>
          </table:table-cell>
          <table:table-cell office:value-type="string" calcext:value-type="string">
            <text:p>เพื่อที่จะได้ทราบจำนวน agent ทั้งหมดในทีม</text:p>
          </table:table-cell>
        </table:table-row>
        <table:table-row table:style-name="ro1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สามารถดู อายุงาน ที่อยู่ตำแหน่งปัจจุบันได้</text:p>
          </table:table-cell>
          <table:table-cell office:value-type="string" calcext:value-type="string">
            <text:p>เพื่อที่จะได้รู้ว่าอยู่ในตำแหน่งนี้ มากี่ปีแล้ว</text:p>
          </table:table-cell>
        </table:table-row>
        <table:table-row table:style-name="ro3">
          <table:table-cell/>
          <table:table-cell office:value-type="string" calcext:value-type="string">
            <text:p>View as</text:p>
          </table:table-cell>
          <table:table-cell office:value-type="string" calcext:value-type="string">
            <text:p>สามารถเลือกดูรายละเอียด ของแต่ละ agent ได้ โดยเมือเลือกดูแล้วจะทำ</text:p>
            <text:p>การแสดงรายละเอียดทุกอย่างเหมือนการ login เข้าจาก agent</text:p>
          </table:table-cell>
          <table:table-cell office:value-type="string" calcext:value-type="string">
            <text:p>เพื่อที่หัวหน้าจะได้ทำการตรวจสอบยอดต่างๆ ของลูกน้องได้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ห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09:55:20.299063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7T15:49:03.048882263</meta:creation-date>
    <dc:date>2020-05-18T09:56:44.416703475</dc:date>
    <meta:editing-duration>PT22M31S</meta:editing-duration>
    <meta:editing-cycles>7</meta:editing-cycles>
    <meta:generator>LibreOffice/6.4.3.2$MacOSX_X86_64 LibreOffice_project/747b5d0ebf89f41c860ec2a39efd7cb15b54f2d8</meta:generator>
    <meta:document-statistic meta:table-count="1" meta:cell-count="70" meta:object-count="0"/>
  </office:meta>
</office:document-meta>
</file>